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Light" svg:font-family="HelveticaNeue-Light, 'Helvetica Neue Light', 'Helvetica Neue', Helvetica, Arial, 'Lucida Grand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473e" officeooo:paragraph-rsid="0015473e"/>
    </style:style>
    <style:style style:name="P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style:text-underline-style="solid" style:text-underline-width="auto" style:text-underline-color="font-color"/>
    </style:style>
    <style:style style:name="P4" style:family="paragraph" style:parent-style-name="Standard">
      <style:text-properties officeooo:rsid="0015473e" officeooo:paragraph-rsid="0015473e"/>
    </style:style>
    <style:style style:name="P5" style:family="paragraph" style:parent-style-name="Standard">
      <style:text-properties officeooo:rsid="0017170f" officeooo:paragraph-rsid="0017170f"/>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style:font-name="HelveticaNeue-Light" fo:font-size="9.60000038146973pt" fo:letter-spacing="normal" fo:font-style="normal" fo:font-weight="normal"/>
    </style:style>
    <style:style style:name="T3" style:family="text">
      <style:text-properties fo:font-variant="normal" fo:text-transform="none" fo:color="#000000" style:font-name="HelveticaNeue-Light" fo:font-size="9.60000038146973pt" fo:letter-spacing="normal" fo:font-style="normal" fo:font-weight="normal" officeooo:rsid="0015473e"/>
    </style:style>
    <style:style style:name="T4" style:family="text">
      <style:text-properties fo:font-variant="normal" fo:text-transform="none" fo:color="#000000" style:font-name="HelveticaNeue-Light" fo:font-size="9.60000038146973pt" fo:letter-spacing="normal" fo:font-style="normal" fo:font-weight="normal" officeooo:rsid="0015473e" style:font-weight-asian="normal" style:font-weight-complex="normal"/>
    </style:style>
    <style:style style:name="T5" style:family="text">
      <style:text-properties fo:font-variant="normal" fo:text-transform="none" fo:color="#000000" style:font-name="HelveticaNeue-Light" fo:font-size="9.60000038146973pt" fo:letter-spacing="normal" fo:font-style="normal" style:text-underline-style="solid" style:text-underline-width="auto" style:text-underline-color="font-color" fo:font-weight="normal"/>
    </style:style>
    <style:style style:name="T6" style:family="text">
      <style:text-properties fo:font-variant="normal" fo:text-transform="none" fo:color="#000000" style:font-name="HelveticaNeue-Light" fo:font-size="9.60000038146973pt" fo:letter-spacing="normal" fo:font-style="normal" fo:font-weight="bold" style:font-weight-asian="bold" style:font-weight-complex="bold"/>
    </style:style>
    <style:style style:name="T7" style:family="text">
      <style:text-properties fo:font-variant="normal" fo:text-transform="none" fo:color="#000000" style:font-name="HelveticaNeue-Light" fo:font-size="9.60000038146973pt" fo:letter-spacing="normal" fo:font-style="normal" fo:font-weight="bold" officeooo:rsid="0015473e" style:font-weight-asian="bold" style:font-weight-complex="bold"/>
    </style:style>
    <style:style style:name="T8" style:family="text">
      <style:text-properties fo:font-variant="normal" fo:text-transform="none" fo:color="#000000" style:font-name="HelveticaNeue-Light" fo:font-size="9.60000038146973pt" fo:letter-spacing="normal" fo:font-style="normal" style:text-underline-style="none" fo:font-weight="normal"/>
    </style:style>
    <style:style style:name="T9" style:family="text">
      <style:text-properties fo:font-variant="normal" fo:text-transform="none" fo:color="#000000" style:font-name="HelveticaNeue-Light" fo:font-size="9.60000038146973pt" fo:letter-spacing="normal" fo:language="en" fo:country="U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FORMES:</text:h>
      <text:p text:style-name="P4">Tener claro que iReport es un PLUGIN que nos permite diseñar informes y JasperReports es una librería para coger esos informes y trabajar con ellos(mostrarlos y tal).</text:p>
      <text:p text:style-name="P4"/>
      <text:h text:style-name="Heading_20_3" text:outline-level="3">Estructura de un informe de Ireport:</text:h>
      <text:p text:style-name="P1"><text:span text:style-name="Strong_20_Emphasis"><text:span text:style-name="T6">Título</text:span></text:span><text:span text:style-name="T6">: </text:span><text:span text:style-name="T2">aparece </text:span><text:span text:style-name="T8">solo</text:span><text:span text:style-name="T2"> al inicio del informe. Se pone el titulo y ya.</text:span></text:p>
      <text:p text:style-name="P2"><text:span text:style-name="Strong_20_Emphasis"><text:span text:style-name="T6">Encabezado de página</text:span></text:span><text:span text:style-name="T6">:</text:span><text:span text:style-name="T2"> aparece en la parte superior de cada página. Puede contener información como la fecha y hora, nombre de la organización, etc.</text:span></text:p>
      <text:p text:style-name="P3"><text:span text:style-name="T2"/></text:p>
      <text:p text:style-name="P2"><text:span text:style-name="Strong_20_Emphasis"><text:span text:style-name="T6">Encabezado de columna</text:span></text:span><text:span text:style-name="T6">: </text:span><text:span text:style-name="T4">Salen los distintos campos</text:span><text:span text:style-name="T7">.</text:span><text:span text:style-name="T2"> Por ejemplo: "Producto", "Proveedor", "Precio de compra", "Precio de venta al público", "Beneficio", </text:span><text:span text:style-name="abbrev"><text:span text:style-name="T2">etc</text:span></text:span><text:span text:style-name="T2">.</text:span></text:p>
      <text:p text:style-name="P2"><text:span text:style-name="T2"/></text:p>
      <text:p text:style-name="P2"><text:span text:style-name="Strong_20_Emphasis"><text:span text:style-name="T6">Detalle</text:span></text:span><text:span text:style-name="T6">:</text:span><text:span text:style-name="T2"> </text:span><text:span text:style-name="T3">Los</text:span><text:span text:style-name="T2"> valores. Por ejemplo: </text:span><text:span text:style-name="acronym"><text:span text:style-name="T9">3M</text:span></text:span><text:span text:style-name="T2">", "Cofrilsa distribuidores, </text:span><text:span text:style-name="acronym"><text:span text:style-name="T2">S.A.</text:span></text:span><text:span text:style-name="T2">", "2,25", "4,99", "205,30".</text:span></text:p>
      <text:p text:style-name="P2"><text:span text:style-name="T2"/></text:p>
      <text:p text:style-name="P2"><text:span text:style-name="Strong_20_Emphasis"><text:span text:style-name="T6">Pie de columna</text:span></text:span><text:span text:style-name="T6">:</text:span><text:span text:style-name="T2"> Puede presentar información resumida para cada uno de los campos. Por ejemplo: "Beneficio total del mes: 1245".</text:span></text:p>
      <text:p text:style-name="P2"><text:span text:style-name="T2"/></text:p>
      <text:p text:style-name="P2"><text:span text:style-name="Strong_20_Emphasis"><text:span text:style-name="T6">Pie de página</text:span></text:span><text:span text:style-name="T6">:</text:span><text:span text:style-name="T2"> Aparece en la parte inferior de cada página. En esta parte podemos incluir, entre otras cosas, un contador de páginas, por ejemplo: "Página 1/7".</text:span></text:p>
      <text:p text:style-name="P2"><text:span text:style-name="T2"/></text:p>
      <text:p text:style-name="P2"><text:span text:style-name="Strong_20_Emphasis"><text:span text:style-name="T6">Resumen</text:span></text:span><text:span text:style-name="T6">:</text:span><text:span text:style-name="T2"> Esta sección se usa para proporcionar información resumida de los campos presentes en la sección "detalle". Por ejemplo, para el caso del beneficio por producto se puede definir un objeto gráfico tipo "pie" para tener una mejor comparación y comprensión visual de los datos.</text:span></text:p>
      <text:p text:style-name="P4"/>
      <text:p text:style-name="P5">PRIMERO hay que hacer la conexión con la base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Light" svg:font-family="HelveticaNeue-Light, 'Helvetica Neue Light', 'Helvetica Neue', Helvetica, Arial, 'Lucida Grand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abbrev" style:family="text"/>
    <style:style style:name="acronym"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22:32:52.997000000</meta:creation-date>
    <dc:date>2019-03-06T01:32:02.683000000</dc:date>
    <meta:editing-duration>PT2H28M49S</meta:editing-duration>
    <meta:editing-cycles>1</meta:editing-cycles>
    <meta:document-statistic meta:table-count="0" meta:image-count="0" meta:object-count="0" meta:page-count="1" meta:paragraph-count="11" meta:word-count="207" meta:character-count="1303" meta:non-whitespace-character-count="1107"/>
    <meta:generator>LibreOffice/6.2.0.3$Windows_X86_64 LibreOffice_project/98c6a8a1c6c7b144ce3cc729e34964b47ce25d62</meta:generator>
  </office:meta>
</office:document-meta>
</file>